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23cm"/>
    </style:style>
    <style:style style:name="co3" style:family="table-column">
      <style:table-column-properties fo:break-before="auto" style:column-width="6.959cm"/>
    </style:style>
    <style:style style:name="co4" style:family="table-column">
      <style:table-column-properties fo:break-before="auto" style:column-width="9.44cm"/>
    </style:style>
    <style:style style:name="co5" style:family="table-column">
      <style:table-column-properties fo:break-before="auto" style:column-width="5.808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6.112cm"/>
    </style:style>
    <style:style style:name="co8" style:family="table-column">
      <style:table-column-properties fo:break-before="auto" style:column-width="9.077cm"/>
    </style:style>
    <style:style style:name="co9" style:family="table-column">
      <style:table-column-properties fo:break-before="auto" style:column-width="10.941cm"/>
    </style:style>
    <style:style style:name="co10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1" table:default-cell-style-name="ce3"/>
        <table:table-column table:style-name="co1" table:default-cell-style-name="Default"/>
        <table:table-row table:style-name="ro1" table:number-rows-repeated="12">
          <table:table-cell table:number-columns-repeated="5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office:value-type="string" calcext:value-type="string">
            <text:p>Move to separate repo (Viz)</text:p>
          </table:table-cell>
          <table:table-cell office:value-type="string" calcext:value-type="string">
            <text:p><text:a xlink:href="https://github.com/KVSlab/Aneurysm_Workflow_FSI/blob/master/postprocessing_h5py/PlotAneuAmplitude.py" xlink:type="simple">PlotAneuAmplitude.py</text:a></text:p>
            <text:p>(File)</text:p>
          </table:table-cell>
          <table:table-cell office:value-type="string" calcext:value-type="string">
            <text:p><text:a xlink:href="https://github.com/KVSlab/Aneurysm_Workflow_FSI/commit/b98209cfd1e86a97e4ca11cff0dcf435a4825498" xlink:type="simple">Add point-wise spectrogram functionality, add spatial sampling for sp…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ve to separate repo (Viz)</text:p>
          </table:table-cell>
          <table:table-cell office:value-type="string" calcext:value-type="string">
            <text:p><text:a xlink:href="https://github.com/KVSlab/Aneurysm_Workflow_FSI/blob/master/postprocessing_h5py/PlotAneuContour.py" xlink:type="simple">PlotAneuContour.py</text:a></text:p>
            <text:p>(File)</text:p>
          </table:table-cell>
          <table:table-cell office:value-type="string" calcext:value-type="string">
            <text:p><text:a xlink:href="https://github.com/KVSlab/Aneurysm_Workflow_FSI/commit/b98209cfd1e86a97e4ca11cff0dcf435a4825498" xlink:type="simple">Add point-wise spectrogram functionality, add spatial sampling for sp…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ve to separate repo (Viz)</text:p>
          </table:table-cell>
          <table:table-cell office:value-type="string" calcext:value-type="string">
            <text:p><text:a xlink:href="https://github.com/KVSlab/Aneurysm_Workflow_FSI/blob/master/postprocessing_h5py/PlotAneuQ_hi_lo.py" xlink:type="simple">PlotAneuQ_hi_lo.py</text:a></text:p>
            <text:p>(File)</text:p>
          </table:table-cell>
          <table:table-cell office:value-type="string" calcext:value-type="string">
            <text:p><text:a xlink:href="https://github.com/KVSlab/Aneurysm_Workflow_FSI/commit/b98209cfd1e86a97e4ca11cff0dcf435a4825498" xlink:type="simple">Add point-wise spectrogram functionality, add spatial sampling for sp…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Command line arguments instead</text:p>
          </table:table-cell>
          <table:table-cell office:value-type="string" calcext:value-type="string">
            <text:p><text:a xlink:href="https://github.com/KVSlab/Aneurysm_Workflow_FSI/blob/master/postprocessing_h5py/Spectrogram.config" xlink:type="simple">Spectrogram.config</text:a></text:p>
            <text:p>(File)</text:p>
          </table:table-cell>
          <table:table-cell office:value-type="string" calcext:value-type="string">
            <text:p><text:a xlink:href="https://github.com/KVSlab/Aneurysm_Workflow_FSI/commit/b98209cfd1e86a97e4ca11cff0dcf435a4825498" xlink:type="simple">Add point-wise spectrogram functionality, add spatial sampling for sp…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ve to separate repo (File Repair)</text:p>
          </table:table-cell>
          <table:table-cell office:value-type="string" calcext:value-type="string">
            <text:p><text:a xlink:href="https://github.com/KVSlab/Aneurysm_Workflow_FSI/blob/master/postprocessing_h5py/check_h5file.py" xlink:type="simple">check_h5file.py</text:a></text:p>
            <text:p>(File)</text:p>
          </table:table-cell>
          <table:table-cell office:value-type="string" calcext:value-type="string">
            <text:p><text:a xlink:href="https://github.com/KVSlab/Aneurysm_Workflow_FSI/commit/d4ef5600e49dd9b9446144b088a0173b6fe48141" xlink:type="simple">update print statement to track the proces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ve to separate repo (File Repair)</text:p>
          </table:table-cell>
          <table:table-cell office:value-type="string" calcext:value-type="string">
            <text:p><text:a xlink:href="https://github.com/KVSlab/Aneurysm_Workflow_FSI/blob/master/postprocessing_h5py/check_xdmf.py" xlink:type="simple">check_xdmf.py</text:a></text:p>
            <text:p>(File)</text:p>
          </table:table-cell>
          <table:table-cell office:value-type="string" calcext:value-type="string">
            <text:p><text:a xlink:href="https://github.com/KVSlab/Aneurysm_Workflow_FSI/commit/bed3b83dc1b2a57626e31b4e4bbe0f1e385f13c6" xlink:type="simple">Significant update to workflow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ve to separate repo (File Repair)</text:p>
          </table:table-cell>
          <table:table-cell office:value-type="string" calcext:value-type="string">
            <text:p><text:a xlink:href="https://github.com/KVSlab/Aneurysm_Workflow_FSI/blob/master/postprocessing_h5py/combine_xdmf.py" xlink:type="simple">combine_xdmf.py</text:a></text:p>
            <text:p>(File)</text:p>
          </table:table-cell>
          <table:table-cell office:value-type="string" calcext:value-type="string">
            <text:p><text:a xlink:href="https://github.com/KVSlab/Aneurysm_Workflow_FSI/commit/5f16aaa72dc32bd592b69b0d8e661617611cc97a" xlink:type="simple">add scripts to fix restart problem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<text:a xlink:href="https://github.com/KVSlab/Aneurysm_Workflow_FSI/blob/master/postprocessing_h5py/compute_spi.py" xlink:type="simple">compute_spi.py</text:a></text:p>
            <text:p>(File)</text:p>
          </table:table-cell>
          <table:table-cell office:value-type="string" calcext:value-type="string">
            <text:p><text:a xlink:href="https://github.com/KVSlab/Aneurysm_Workflow_FSI/commit/b98209cfd1e86a97e4ca11cff0dcf435a4825498" xlink:type="simple">Add point-wise spectrogram functionality, add spatial sampling for sp…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remove</text:p>
          </table:table-cell>
          <table:table-cell office:value-type="string" calcext:value-type="string">
            <text:p><text:a xlink:href="https://github.com/KVSlab/Aneurysm_Workflow_FSI/blob/master/postprocessing_h5py/create_mode_shapes.py" xlink:type="simple">create_mode_shapes.py</text:a></text:p>
            <text:p>(File)</text:p>
          </table:table-cell>
          <table:table-cell office:value-type="string" calcext:value-type="string">
            <text:p><text:a xlink:href="https://github.com/KVSlab/Aneurysm_Workflow_FSI/commit/c0dcd5728a7248173b4d0242be24556b39dcd3c4" xlink:type="simple">Update all postprocessing h5py script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remove</text:p>
          </table:table-cell>
          <table:table-cell office:value-type="string" calcext:value-type="string">
            <text:p><text:a xlink:href="https://github.com/KVSlab/Aneurysm_Workflow_FSI/blob/master/postprocessing_h5py/create_point_trace.py" xlink:type="simple">create_point_trace.py</text:a></text:p>
            <text:p>(File)</text:p>
          </table:table-cell>
          <table:table-cell office:value-type="string" calcext:value-type="string">
            <text:p><text:a xlink:href="https://github.com/KVSlab/Aneurysm_Workflow_FSI/commit/c0dcd5728a7248173b4d0242be24556b39dcd3c4" xlink:type="simple">Update all postprocessing h5py script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Add this functionality into create_spectrograms_chromagrams.py</text:p>
          </table:table-cell>
          <table:table-cell office:value-type="string" calcext:value-type="string">
            <text:p><text:a xlink:href="https://github.com/KVSlab/Aneurysm_Workflow_FSI/blob/master/postprocessing_h5py/create_spectrogram_from_components.py" xlink:type="simple">create_spectrogram_from_components.py</text:a></text:p>
            <text:p>(File)</text:p>
          </table:table-cell>
          <table:table-cell office:value-type="string" calcext:value-type="string">
            <text:p><text:a xlink:href="https://github.com/KVSlab/Aneurysm_Workflow_FSI/commit/32eec8cf41d78380937237a7f017ccca36404c0e" xlink:type="simple">Added spectrogram sampling method based on domain marker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Remove spectrum creation</text:p>
          </table:table-cell>
          <table:table-cell office:value-type="string" calcext:value-type="string">
            <text:p><text:a xlink:href="https://github.com/KVSlab/Aneurysm_Workflow_FSI/blob/master/postprocessing_h5py/create_spectrograms_chromagrams.py" xlink:type="simple">create_spectrograms_chromagrams.py</text:a></text:p>
            <text:p>(File)</text:p>
          </table:table-cell>
          <table:table-cell office:value-type="string" calcext:value-type="string">
            <text:p><text:a xlink:href="https://github.com/KVSlab/Aneurysm_Workflow_FSI/commit/32eec8cf41d78380937237a7f017ccca36404c0e" xlink:type="simple">Added spectrogram sampling method based on domain marker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<text:a xlink:href="https://github.com/KVSlab/Aneurysm_Workflow_FSI/blob/master/postprocessing_h5py/create_spectrum.py" xlink:type="simple">create_spectrum.py</text:a></text:p>
            <text:p>(File)</text:p>
          </table:table-cell>
          <table:table-cell office:value-type="string" calcext:value-type="string">
            <text:p><text:a xlink:href="https://github.com/KVSlab/Aneurysm_Workflow_FSI/commit/e01a7062f4b88254453716ea21998c07336ef4ea" xlink:type="simple">add create_spectrum.py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split into separate files</text:p>
          </table:table-cell>
          <table:table-cell office:value-type="string" calcext:value-type="string">
            <text:p><text:a xlink:href="https://github.com/KVSlab/Aneurysm_Workflow_FSI/blob/master/postprocessing_h5py/create_visualizations.py" xlink:type="simple">create_visualizations.py</text:a></text:p>
            <text:p>(File)</text:p>
          </table:table-cell>
          <table:table-cell office:value-type="string" calcext:value-type="string">
            <text:p><text:a xlink:href="https://github.com/KVSlab/Aneurysm_Workflow_FSI/commit/2a153c9c0eedd0db5de5608bce1358e50473c8ea" xlink:type="simple">Add overwrite toggle to create_visualizations.py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ve to separate repo</text:p>
          </table:table-cell>
          <table:table-cell office:value-type="string" calcext:value-type="string">
            <text:p><text:a xlink:href="https://github.com/KVSlab/Aneurysm_Workflow_FSI/blob/master/postprocessing_h5py/determine_modal_frequencies.py" xlink:type="simple">determine_modal_frequencies.py</text:a></text:p>
            <text:p>(File)</text:p>
          </table:table-cell>
          <table:table-cell office:value-type="string" calcext:value-type="string">
            <text:p><text:a xlink:href="https://github.com/KVSlab/Aneurysm_Workflow_FSI/commit/32eec8cf41d78380937237a7f017ccca36404c0e" xlink:type="simple">Added spectrogram sampling method based on domain marker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ve to separate repo (File Repair)</text:p>
          </table:table-cell>
          <table:table-cell office:value-type="string" calcext:value-type="string">
            <text:p><text:a xlink:href="https://github.com/KVSlab/Aneurysm_Workflow_FSI/blob/master/postprocessing_h5py/make_xdmf_from_logfile.py" xlink:type="simple">make_xdmf_from_logfile.py</text:a></text:p>
            <text:p>(File)</text:p>
          </table:table-cell>
          <table:table-cell office:value-type="string" calcext:value-type="string">
            <text:p><text:a xlink:href="https://github.com/KVSlab/Aneurysm_Workflow_FSI/commit/bed3b83dc1b2a57626e31b4e4bbe0f1e385f13c6" xlink:type="simple">Significant update to workflow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duplicate (remove)</text:p>
          </table:table-cell>
          <table:table-cell office:value-type="string" calcext:value-type="string">
            <text:p><text:a xlink:href="https://github.com/KVSlab/Aneurysm_Workflow_FSI/blob/master/postprocessing_h5py/merge_visualization_files.py" xlink:type="simple">merge_visualization_files.py</text:a></text:p>
            <text:p>(File)</text:p>
          </table:table-cell>
          <table:table-cell office:value-type="string" calcext:value-type="string">
            <text:p><text:a xlink:href="https://github.com/KVSlab/Aneurysm_Workflow_FSI/commit/c0dcd5728a7248173b4d0242be24556b39dcd3c4" xlink:type="simple">Update all postprocessing h5py script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remove</text:p>
          </table:table-cell>
          <table:table-cell office:value-type="string" calcext:value-type="string">
            <text:p><text:a xlink:href="https://github.com/KVSlab/Aneurysm_Workflow_FSI/blob/master/postprocessing_h5py/plot_compute_time.py" xlink:type="simple">plot_compute_time.py</text:a></text:p>
            <text:p>(File)</text:p>
          </table:table-cell>
          <table:table-cell office:value-type="string" calcext:value-type="string">
            <text:p><text:a xlink:href="https://github.com/KVSlab/Aneurysm_Workflow_FSI/commit/6d4f8b292f8140e77aea2f043d321d0449fba11a" xlink:type="simple">updated fenics postprocessing script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<text:a xlink:href="https://github.com/KVSlab/Aneurysm_Workflow_FSI/blob/master/postprocessing_h5py/postprocessing_common_h5py.py" xlink:type="simple">postprocessing_common_h5py.py</text:a></text:p>
            <text:p>(File)</text:p>
          </table:table-cell>
          <table:table-cell office:value-type="string" calcext:value-type="string">
            <text:p><text:a xlink:href="https://github.com/KVSlab/Aneurysm_Workflow_FSI/commit/32eec8cf41d78380937237a7f017ccca36404c0e" xlink:type="simple">Added spectrogram sampling method based on domain markers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ve to separate repo</text:p>
          </table:table-cell>
          <table:table-cell office:value-type="string" calcext:value-type="string">
            <text:p><text:a xlink:href="https://github.com/KVSlab/Aneurysm_Workflow_FSI/blob/master/postprocessing_h5py/postprocessing_common_pv.py" xlink:type="simple">postprocessing_common_pv.py</text:a></text:p>
            <text:p>(File)</text:p>
          </table:table-cell>
          <table:table-cell office:value-type="string" calcext:value-type="string">
            <text:p><text:a xlink:href="https://github.com/KVSlab/Aneurysm_Workflow_FSI/commit/b98209cfd1e86a97e4ca11cff0dcf435a4825498" xlink:type="simple">Add point-wise spectrogram functionality, add spatial sampling for sp…</text:a></text:p>
          </table:table-cell>
          <table:table-cell office:value-type="string" calcext:value-type="string">
            <text:p/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 table:number-columns-spanned="3" table:number-rows-spanned="1">
            <text:p><text:a xlink:href="https://github.com/KVSlab/Aneurysm_Workflow_FSI/blob/master/postprocessing_h5py/spectrograms.py" xlink:type="simple">spectrograms.py</text:a></text:p>
            <text:p>(File)</text:p>
          </table:table-cell>
          <table:covered-table-cell table:number-columns-repeated="2" table:style-name="Default"/>
          <table:table-cell table:style-name="ce2" office:value-type="string" calcext:value-type="string">
            <text:p><text:a xlink:href="https://github.com/KVSlab/Aneurysm_Workflow_FSI/commit/32eec8cf41d78380937237a7f017ccca36404c0e" xlink:type="simple">Added spectrogram sampling method based on domain markers</text:a>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i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Who will do this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PlotAneuAmplitude.py" xlink:type="simple">PlotAneuAmplitude.py</text:a></text:p>
          </table:table-cell>
          <table:table-cell office:value-type="string" calcext:value-type="string">
            <text:p>Plots vibration amplitude using pyvista</text:p>
          </table:table-cell>
          <table:table-cell office:value-type="string" calcext:value-type="string">
            <text:p>Move to separate repo (Viz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KVSlab/Aneurysm_Workflow_FSI/blob/master/postprocessing_h5py/PlotAneuContour.py" xlink:type="simple">PlotAneuContour.py</text:a></text:p>
          </table:table-cell>
          <table:table-cell office:value-type="string" calcext:value-type="string">
            <text:p>Plots velocity isosurface with outline using pyvista</text:p>
          </table:table-cell>
          <table:table-cell office:value-type="string" calcext:value-type="string">
            <text:p>Move to separate repo (Viz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KVSlab/Aneurysm_Workflow_FSI/blob/master/postprocessing_h5py/PlotAneuQ_hi_lo.py" xlink:type="simple">PlotAneuQ_hi_lo.py</text:a></text:p>
          </table:table-cell>
          <table:table-cell office:value-type="string" calcext:value-type="string">
            <text:p>Plots high and low frequency Q-Criterion isosurface with outline using pyvista</text:p>
          </table:table-cell>
          <table:table-cell office:value-type="string" calcext:value-type="string">
            <text:p>Move to separate repo (Viz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Spectrogram.config" xlink:type="simple">Spectrogram.config</text:a></text:p>
          </table:table-cell>
          <table:table-cell office:value-type="string" calcext:value-type="string">
            <text:p>Config file with spectrogram parameters</text:p>
          </table:table-cell>
          <table:table-cell office:value-type="string" calcext:value-type="string">
            <text:p>Command line arguments inst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heck_h5file.py" xlink:type="simple">check_h5file.py</text:a></text:p>
          </table:table-cell>
          <table:table-cell office:value-type="string" calcext:value-type="string">
            <text:p>Repairs h5 error where node numbers get scrambled after a restart</text:p>
          </table:table-cell>
          <table:table-cell office:value-type="string" calcext:value-type="string">
            <text:p>Move to separate repo (File Repair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heck_xdmf.py" xlink:type="simple">check_xdmf.py</text:a></text:p>
          </table:table-cell>
          <table:table-cell office:value-type="string" calcext:value-type="string">
            <text:p>Check xdmf for even temporal spacing</text:p>
          </table:table-cell>
          <table:table-cell office:value-type="string" calcext:value-type="string">
            <text:p>Move to separate repo (File Repair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ombine_xdmf.py" xlink:type="simple">combine_xdmf.py</text:a></text:p>
          </table:table-cell>
          <table:table-cell office:value-type="string" calcext:value-type="string">
            <text:p>Combines xdmf if this operation fails in turtleFSI</text:p>
          </table:table-cell>
          <table:table-cell office:value-type="string" calcext:value-type="string">
            <text:p>Move to separate repo (File Repair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ompute_spi.py" xlink:type="simple">compute_spi.py</text:a></text:p>
          </table:table-cell>
          <table:table-cell office:value-type="string" calcext:value-type="string">
            <text:p>Computes spi from wss, displacement, pressure and velocity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reate_mode_shapes.py" xlink:type="simple">create_mode_shapes.py</text:a></text:p>
          </table:table-cell>
          <table:table-cell office:value-type="string" calcext:value-type="string">
            <text:p>Computes npz matrix and mode shapes using band pass filter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KVSlab/Aneurysm_Workflow_FSI/blob/master/postprocessing_h5py/create_point_trace.py" xlink:type="simple">create_point_trace.py</text:a></text:p>
          </table:table-cell>
          <table:table-cell office:value-type="string" calcext:value-type="string">
            <text:p>Computes npz matrix andpoint traces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reate_spectrogram_from_components.py" xlink:type="simple">create_spectrogram_from_components.py</text:a></text:p>
          </table:table-cell>
          <table:table-cell office:value-type="string" calcext:value-type="string">
            <text:p>Combines x,y,z spectrograms into one</text:p>
          </table:table-cell>
          <table:table-cell office:value-type="string" calcext:value-type="string">
            <text:p>Add this functionality into create_spectrograms_chromagrams.p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reate_spectrograms_chromagrams.py" xlink:type="simple">create_spectrograms_chromagrams.py</text:a></text:p>
          </table:table-cell>
          <table:table-cell office:value-type="string" calcext:value-type="string">
            <text:p>Computes spectrograms, chromagrams, power spectrum</text:p>
          </table:table-cell>
          <table:table-cell office:value-type="string" calcext:value-type="string">
            <text:p>Remove spectrum cre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reate_spectrum.py" xlink:type="simple">create_spectrum.py</text:a></text:p>
          </table:table-cell>
          <table:table-cell office:value-type="string" calcext:value-type="string">
            <text:p>Computes power spectrum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create_visualizations.py" xlink:type="simple">create_visualizations.py</text:a></text:p>
          </table:table-cell>
          <table:table-cell office:value-type="string" calcext:value-type="string">
            <text:p>Creates a few dfferent visualizations (band pass, separate domain, reduces save deg)</text:p>
          </table:table-cell>
          <table:table-cell office:value-type="string" calcext:value-type="string">
            <text:p>split into separate fi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determine_modal_frequencies.py" xlink:type="simple">determine_modal_frequencies.py</text:a></text:p>
          </table:table-cell>
          <table:table-cell office:value-type="string" calcext:value-type="string">
            <text:p>Identifies frequencies in modal analysis</text:p>
          </table:table-cell>
          <table:table-cell office:value-type="string" calcext:value-type="string">
            <text:p>Move to separate repo (DB specific functions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make_xdmf_from_logfile.py" xlink:type="simple">make_xdmf_from_logfile.py</text:a></text:p>
          </table:table-cell>
          <table:table-cell office:value-type="string" calcext:value-type="string">
            <text:p>Creates new xdmf file from logfile if the old one is corrupted</text:p>
          </table:table-cell>
          <table:table-cell office:value-type="string" calcext:value-type="string">
            <text:p>Move to separate repo (File Repair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KVSlab/Aneurysm_Workflow_FSI/blob/master/postprocessing_h5py/merge_visualization_files.py" xlink:type="simple">merge_visualization_files.py</text:a></text:p>
          </table:table-cell>
          <table:table-cell office:value-type="string" calcext:value-type="string">
            <text:p>Combines xdmf if this operation fails in turtleFSI</text:p>
          </table:table-cell>
          <table:table-cell office:value-type="string" calcext:value-type="string">
            <text:p>duplicate (remove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plot_compute_time.py" xlink:type="simple">plot_compute_time.py</text:a></text:p>
          </table:table-cell>
          <table:table-cell office:value-type="string" calcext:value-type="string">
            <text:p>Plots compute time from logfil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postprocessing_common_h5py.py" xlink:type="simple">postprocessing_common_h5py.py</text:a></text:p>
          </table:table-cell>
          <table:table-cell office:value-type="string" calcext:value-type="string">
            <text:p>Common functions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postprocessing_common_pv.py" xlink:type="simple">postprocessing_common_pv.py</text:a></text:p>
          </table:table-cell>
          <table:table-cell office:value-type="string" calcext:value-type="string">
            <text:p>Common plotting functions (only used in PlotAneu scripts)</text:p>
          </table:table-cell>
          <table:table-cell office:value-type="string" calcext:value-type="string">
            <text:p>Move to separate repo (Viz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github.com/KVSlab/Aneurysm_Workflow_FSI/blob/master/postprocessing_h5py/spectrograms.py" xlink:type="simple">spectrograms.py</text:a></text:p>
          </table:table-cell>
          <table:table-cell office:value-type="string" calcext:value-type="string">
            <text:p>Common fnctions for spectrogra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0:10:03.033753717</meta:creation-date>
    <dc:date>2023-09-14T20:01:38.032520226</dc:date>
    <meta:editing-duration>PT10M1S</meta:editing-duration>
    <meta:editing-cycles>1</meta:editing-cycles>
    <meta:document-statistic meta:table-count="2" meta:cell-count="162" meta:object-count="0"/>
    <meta:generator>LibreOffice/6.4.7.2$Linux_X86_64 LibreOffice_project/40$Build-2</meta:generator>
  </office:meta>
</office:document-meta>
</file>